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WritableMediaTypes( ResolvableType ele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( Publisher &lt; ? extends T &gt; inputStream , ResolvableType actualType , ResolvableType elementType , @ Nullable MediaType mediaType , ServerHttpRequest request , ServerHttpResponse respons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